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9.497cm" svg:height="20.753cm" svg:x="0.401cm" svg:y="0.24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2cm" fo:margin-bottom="0.61cm" fo:margin-left="0.102cm" fo:margin-right="0.102cm" fo:page-width="4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10T09:10:00.437450582</meta:creation-date>
    <dc:date>2020-10-20T23:56:31.551196438</dc:date>
    <meta:editing-duration>PT40M14S</meta:editing-duration>
    <meta:editing-cycles>12</meta:editing-cycles>
    <meta:generator>LibreOffice/6.3.4.2$Linux_X86_64 LibreOffice_project/60da17e045e08f1793c57c00ba83cdfce946d0aa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107">
      <style:chart-properties chart:display-label="true" chart:logarithmic="false" chart:minimum="0.1" chart:maximum="0.48" chart:interval-major="0.05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7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7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9.498cm" svg:height="20.754cm" xlink:href="." xlink:type="simple" chart:class="chart:line" chart:style-name="ch1">
        <chart:legend svg:x="34.871cm" svg:y="8.273cm" style:legend-expansion="custom" chartooo:width="4.626cm" chartooo:height="5.398cm" style:legend-expansion-aspect-ratio="0.856984068173398" chart:style-name="ch2"/>
        <chart:plot-area chart:style-name="ch3" chart:data-source-has-labels="both" svg:x="-0.646cm" svg:y="0.79cm" svg:width="35.702cm" svg:height="19.926cm">
          <chartooo:coordinate-region svg:x="0.822cm" svg:y="0.79cm" svg:width="34.047cm" svg:height="19.279cm"/>
          <chart:axis chart:dimension="x" chart:name="primary-x" chart:style-name="ch4" chartooo:axis-type="auto">
            <chartooo:date-scale/>
            <chart:categories table:cell-range-address="local-table.$A$2:.$A$3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local-table.$B$2:.$B$39" chart:label-cell-address="local-table.$B$1" chart:class="chart:line">
            <chart:data-point chart:repeated="38"/>
          </chart:series>
          <chart:series chart:style-name="ch9" chart:values-cell-range-address="local-table.$C$2:.$C$39" chart:label-cell-address="local-table.$C$1" chart:class="chart:line">
            <chart:data-point chart:repeated="38"/>
          </chart:series>
          <chart:series chart:style-name="ch10" chart:values-cell-range-address="local-table.$D$2:.$D$39" chart:label-cell-address="local-table.$D$1" chart:class="chart:line">
            <chart:data-point chart:repeated="38"/>
          </chart:series>
          <chart:series chart:style-name="ch11" chart:values-cell-range-address="local-table.$E$2:.$E$39" chart:label-cell-address="local-table.$E$1" chart:class="chart:line">
            <chart:data-point chart:repeated="38"/>
          </chart:series>
          <chart:series chart:style-name="ch12" chart:values-cell-range-address="local-table.$F$2:.$F$39" chart:label-cell-address="local-table.$F$1" chart:class="chart:line">
            <chart:data-point chart:repeated="38"/>
          </chart:series>
          <chart:series chart:style-name="ch13" chart:values-cell-range-address="local-table.$G$2:.$G$39" chart:label-cell-address="local-table.$G$1" chart:class="chart:line">
            <chart:data-point chart:repeated="38"/>
          </chart:series>
          <chart:series chart:style-name="ch14" chart:values-cell-range-address="local-table.$H$2:.$H$39" chart:label-cell-address="local-table.$H$1" chart:class="chart:line">
            <chart:data-point chart:repeated="38"/>
          </chart:series>
          <chart:series chart:style-name="ch15" chart:values-cell-range-address="local-table.$I$2:.$I$39" chart:label-cell-address="local-table.$I$1" chart:class="chart:line">
            <chart:data-point chart:repeated="3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</table:table-cell>
              <table:table-cell office:value-type="string">
                <text:p>Firsts</text:p>
              </table:table-cell>
              <table:table-cell office:value-type="string">
                <text:p>TCC</text:p>
              </table:table-cell>
              <table:table-cell office:value-type="string">
                <text:p>GC1 (e4)</text:p>
              </table:table-cell>
              <table:table-cell office:value-type="string">
                <text:p>GC2 (e0)</text:p>
              </table:table-cell>
              <table:table-cell office:value-type="string">
                <text:p>GC3 (e1)</text:p>
              </table:table-cell>
              <table:table-cell office:value-type="string">
                <text:p>GC4 (e1)</text:p>
              </table:table-cell>
              <table:table-cell office:value-type="string">
                <text:p>GC5 (e1)</text:p>
              </table:table-cell>
            </table:table-row>
          </table:table-header-rows>
          <table:table-rows>
            <table:table-row>
              <table:table-cell office:value-type="string">
                <text:p>af</text:p>
              </table:table-cell>
              <table:table-cell office:value-type="float" office:value="0.35421">
                <text:p>0.35421</text:p>
              </table:table-cell>
              <table:table-cell office:value-type="float" office:value="0.35567">
                <text:p>0.35567</text:p>
              </table:table-cell>
              <table:table-cell office:value-type="float" office:value="0.36226">
                <text:p>0.36226</text:p>
              </table:table-cell>
              <table:table-cell office:value-type="float" office:value="0.39903">
                <text:p>0.39903</text:p>
              </table:table-cell>
              <table:table-cell office:value-type="float" office:value="0.37093">
                <text:p>0.37093</text:p>
              </table:table-cell>
              <table:table-cell office:value-type="float" office:value="0.36683">
                <text:p>0.36683</text:p>
              </table:table-cell>
              <table:table-cell office:value-type="float" office:value="0.3792">
                <text:p>0.3792</text:p>
              </table:table-cell>
              <table:table-cell office:value-type="float" office:value="0.37665">
                <text:p>0.37665</text:p>
              </table:table-cell>
            </table:table-row>
            <table:table-row>
              <table:table-cell office:value-type="string">
                <text:p>ar</text:p>
              </table:table-cell>
              <table:table-cell office:value-type="float" office:value="0.2381">
                <text:p>0.2381</text:p>
              </table:table-cell>
              <table:table-cell office:value-type="float" office:value="0.2203">
                <text:p>0.2203</text:p>
              </table:table-cell>
              <table:table-cell office:value-type="float" office:value="0.24393">
                <text:p>0.24393</text:p>
              </table:table-cell>
              <table:table-cell office:value-type="float" office:value="0.24984">
                <text:p>0.24984</text:p>
              </table:table-cell>
              <table:table-cell office:value-type="float" office:value="0.23567">
                <text:p>0.23567</text:p>
              </table:table-cell>
              <table:table-cell office:value-type="float" office:value="0.23195">
                <text:p>0.23195</text:p>
              </table:table-cell>
              <table:table-cell office:value-type="float" office:value="0.2505">
                <text:p>0.2505</text:p>
              </table:table-cell>
              <table:table-cell office:value-type="float" office:value="0.2444">
                <text:p>0.2444</text:p>
              </table:table-cell>
            </table:table-row>
            <table:table-row>
              <table:table-cell office:value-type="string">
                <text:p>bg</text:p>
              </table:table-cell>
              <table:table-cell office:value-type="float" office:value="0.30292">
                <text:p>0.30292</text:p>
              </table:table-cell>
              <table:table-cell office:value-type="float" office:value="0.3024">
                <text:p>0.3024</text:p>
              </table:table-cell>
              <table:table-cell office:value-type="float" office:value="0.33279">
                <text:p>0.33279</text:p>
              </table:table-cell>
              <table:table-cell office:value-type="float" office:value="0.33461">
                <text:p>0.33461</text:p>
              </table:table-cell>
              <table:table-cell office:value-type="float" office:value="0.31782">
                <text:p>0.31782</text:p>
              </table:table-cell>
              <table:table-cell office:value-type="float" office:value="0.33136">
                <text:p>0.33136</text:p>
              </table:table-cell>
              <table:table-cell office:value-type="float" office:value="0.31851">
                <text:p>0.31851</text:p>
              </table:table-cell>
              <table:table-cell office:value-type="float" office:value="0.31954">
                <text:p>0.31954</text:p>
              </table:table-cell>
            </table:table-row>
            <table:table-row>
              <table:table-cell office:value-type="string">
                <text:p>ca</text:p>
              </table:table-cell>
              <table:table-cell office:value-type="float" office:value="0.37958">
                <text:p>0.37958</text:p>
              </table:table-cell>
              <table:table-cell office:value-type="float" office:value="0.38521">
                <text:p>0.38521</text:p>
              </table:table-cell>
              <table:table-cell office:value-type="float" office:value="0.40157">
                <text:p>0.40157</text:p>
              </table:table-cell>
              <table:table-cell office:value-type="float" office:value="0.39932">
                <text:p>0.39932</text:p>
              </table:table-cell>
              <table:table-cell office:value-type="float" office:value="0.38818">
                <text:p>0.38818</text:p>
              </table:table-cell>
              <table:table-cell office:value-type="float" office:value="0.39402">
                <text:p>0.39402</text:p>
              </table:table-cell>
              <table:table-cell office:value-type="float" office:value="0.39594">
                <text:p>0.39594</text:p>
              </table:table-cell>
              <table:table-cell office:value-type="float" office:value="0.39501">
                <text:p>0.39501</text:p>
              </table:table-cell>
            </table:table-row>
            <table:table-row>
              <table:table-cell office:value-type="string">
                <text:p>cs</text:p>
              </table:table-cell>
              <table:table-cell office:value-type="float" office:value="0.25351">
                <text:p>0.25351</text:p>
              </table:table-cell>
              <table:table-cell office:value-type="float" office:value="0.26034">
                <text:p>0.26034</text:p>
              </table:table-cell>
              <table:table-cell office:value-type="float" office:value="0.27374">
                <text:p>0.27374</text:p>
              </table:table-cell>
              <table:table-cell office:value-type="float" office:value="0.28931">
                <text:p>0.28931</text:p>
              </table:table-cell>
              <table:table-cell office:value-type="float" office:value="0.26921">
                <text:p>0.26921</text:p>
              </table:table-cell>
              <table:table-cell office:value-type="float" office:value="0.27093">
                <text:p>0.27093</text:p>
              </table:table-cell>
              <table:table-cell office:value-type="float" office:value="0.27683">
                <text:p>0.27683</text:p>
              </table:table-cell>
              <table:table-cell office:value-type="float" office:value="0.27563">
                <text:p>0.27563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26154">
                <text:p>0.26154</text:p>
              </table:table-cell>
              <table:table-cell office:value-type="float" office:value="0.23904">
                <text:p>0.23904</text:p>
              </table:table-cell>
              <table:table-cell office:value-type="float" office:value="0.26813">
                <text:p>0.26813</text:p>
              </table:table-cell>
              <table:table-cell office:value-type="float" office:value="0.27856">
                <text:p>0.27856</text:p>
              </table:table-cell>
              <table:table-cell office:value-type="float" office:value="0.25156">
                <text:p>0.25156</text:p>
              </table:table-cell>
              <table:table-cell office:value-type="float" office:value="0.26843">
                <text:p>0.26843</text:p>
              </table:table-cell>
              <table:table-cell office:value-type="float" office:value="0.26958">
                <text:p>0.26958</text:p>
              </table:table-cell>
              <table:table-cell office:value-type="float" office:value="0.26914">
                <text:p>0.26914</text:p>
              </table:table-cell>
            </table:table-row>
            <table:table-row>
              <table:table-cell office:value-type="string">
                <text:p>el</text:p>
              </table:table-cell>
              <table:table-cell office:value-type="float" office:value="0.31618">
                <text:p>0.31618</text:p>
              </table:table-cell>
              <table:table-cell office:value-type="float" office:value="0.3164">
                <text:p>0.3164</text:p>
              </table:table-cell>
              <table:table-cell office:value-type="float" office:value="0.34104">
                <text:p>0.34104</text:p>
              </table:table-cell>
              <table:table-cell office:value-type="float" office:value="0.34543">
                <text:p>0.34543</text:p>
              </table:table-cell>
              <table:table-cell office:value-type="float" office:value="0.33383">
                <text:p>0.33383</text:p>
              </table:table-cell>
              <table:table-cell office:value-type="float" office:value="0.3257">
                <text:p>0.3257</text:p>
              </table:table-cell>
              <table:table-cell office:value-type="float" office:value="0.33605">
                <text:p>0.33605</text:p>
              </table:table-cell>
              <table:table-cell office:value-type="float" office:value="0.33557">
                <text:p>0.33557</text:p>
              </table:table-cell>
            </table:table-row>
            <table:table-row>
              <table:table-cell office:value-type="string">
                <text:p>en</text:p>
              </table:table-cell>
              <table:table-cell office:value-type="float" office:value="0.38599">
                <text:p>0.38599</text:p>
              </table:table-cell>
              <table:table-cell office:value-type="float" office:value="0.37208">
                <text:p>0.37208</text:p>
              </table:table-cell>
              <table:table-cell office:value-type="float" office:value="0.40619">
                <text:p>0.40619</text:p>
              </table:table-cell>
              <table:table-cell office:value-type="float" office:value="0.41635">
                <text:p>0.41635</text:p>
              </table:table-cell>
              <table:table-cell office:value-type="float" office:value="0.39964">
                <text:p>0.39964</text:p>
              </table:table-cell>
              <table:table-cell office:value-type="float" office:value="0.40314">
                <text:p>0.40314</text:p>
              </table:table-cell>
              <table:table-cell office:value-type="float" office:value="0.40479">
                <text:p>0.40479</text:p>
              </table:table-cell>
              <table:table-cell office:value-type="float" office:value="0.4001">
                <text:p>0.4001</text:p>
              </table:table-cell>
            </table:table-row>
            <table:table-row>
              <table:table-cell office:value-type="string">
                <text:p>eo</text:p>
              </table:table-cell>
              <table:table-cell office:value-type="float" office:value="0.31469">
                <text:p>0.31469</text:p>
              </table:table-cell>
              <table:table-cell office:value-type="float" office:value="0.31706">
                <text:p>0.31706</text:p>
              </table:table-cell>
              <table:table-cell office:value-type="float" office:value="0.33086">
                <text:p>0.33086</text:p>
              </table:table-cell>
              <table:table-cell office:value-type="float" office:value="0.34024">
                <text:p>0.34024</text:p>
              </table:table-cell>
              <table:table-cell office:value-type="float" office:value="0.32376">
                <text:p>0.32376</text:p>
              </table:table-cell>
              <table:table-cell office:value-type="float" office:value="0.33288">
                <text:p>0.33288</text:p>
              </table:table-cell>
              <table:table-cell office:value-type="float" office:value="0.32566">
                <text:p>0.32566</text:p>
              </table:table-cell>
              <table:table-cell office:value-type="float" office:value="0.3222">
                <text:p>0.3222</text:p>
              </table:table-cell>
            </table:table-row>
            <table:table-row>
              <table:table-cell office:value-type="string">
                <text:p>es</text:p>
              </table:table-cell>
              <table:table-cell office:value-type="float" office:value="0.41408">
                <text:p>0.41408</text:p>
              </table:table-cell>
              <table:table-cell office:value-type="float" office:value="0.38107">
                <text:p>0.38107</text:p>
              </table:table-cell>
              <table:table-cell office:value-type="float" office:value="0.4355">
                <text:p>0.4355</text:p>
              </table:table-cell>
              <table:table-cell office:value-type="float" office:value="0.42488">
                <text:p>0.42488</text:p>
              </table:table-cell>
              <table:table-cell office:value-type="float" office:value="0.3982">
                <text:p>0.3982</text:p>
              </table:table-cell>
              <table:table-cell office:value-type="float" office:value="0.41184">
                <text:p>0.41184</text:p>
              </table:table-cell>
              <table:table-cell office:value-type="float" office:value="0.42579">
                <text:p>0.42579</text:p>
              </table:table-cell>
              <table:table-cell office:value-type="float" office:value="0.42235">
                <text:p>0.42235</text:p>
              </table:table-cell>
            </table:table-row>
            <table:table-row>
              <table:table-cell office:value-type="string">
                <text:p>eu</text:p>
              </table:table-cell>
              <table:table-cell office:value-type="float" office:value="0.18349">
                <text:p>0.18349</text:p>
              </table:table-cell>
              <table:table-cell office:value-type="float" office:value="0.1776">
                <text:p>0.1776</text:p>
              </table:table-cell>
              <table:table-cell office:value-type="float" office:value="0.18052">
                <text:p>0.18052</text:p>
              </table:table-cell>
              <table:table-cell office:value-type="float" office:value="0.18586">
                <text:p>0.18586</text:p>
              </table:table-cell>
              <table:table-cell office:value-type="float" office:value="0.18375">
                <text:p>0.18375</text:p>
              </table:table-cell>
              <table:table-cell office:value-type="float" office:value="0.19341">
                <text:p>0.19341</text:p>
              </table:table-cell>
              <table:table-cell office:value-type="float" office:value="0.1986">
                <text:p>0.1986</text:p>
              </table:table-cell>
              <table:table-cell office:value-type="float" office:value="0.20159">
                <text:p>0.20159</text:p>
              </table:table-cell>
            </table:table-row>
            <table:table-row>
              <table:table-cell office:value-type="string">
                <text:p>fa</text:p>
              </table:table-cell>
              <table:table-cell office:value-type="float" office:value="0.35132">
                <text:p>0.35132</text:p>
              </table:table-cell>
              <table:table-cell office:value-type="float" office:value="0.34752">
                <text:p>0.34752</text:p>
              </table:table-cell>
              <table:table-cell office:value-type="float" office:value="0.37658">
                <text:p>0.37658</text:p>
              </table:table-cell>
              <table:table-cell office:value-type="float" office:value="0.38248">
                <text:p>0.38248</text:p>
              </table:table-cell>
              <table:table-cell office:value-type="float" office:value="0.34731">
                <text:p>0.34731</text:p>
              </table:table-cell>
              <table:table-cell office:value-type="float" office:value="0.37171">
                <text:p>0.37171</text:p>
              </table:table-cell>
              <table:table-cell office:value-type="float" office:value="0.36585">
                <text:p>0.36585</text:p>
              </table:table-cell>
              <table:table-cell office:value-type="float" office:value="0.37018">
                <text:p>0.37018</text:p>
              </table:table-cell>
            </table:table-row>
            <table:table-row>
              <table:table-cell office:value-type="string">
                <text:p>fi</text:p>
              </table:table-cell>
              <table:table-cell office:value-type="float" office:value="0.16569">
                <text:p>0.16569</text:p>
              </table:table-cell>
              <table:table-cell office:value-type="float" office:value="0.16967">
                <text:p>0.16967</text:p>
              </table:table-cell>
              <table:table-cell office:value-type="float" office:value="0.19827">
                <text:p>0.19827</text:p>
              </table:table-cell>
              <table:table-cell office:value-type="float" office:value="0.19378">
                <text:p>0.19378</text:p>
              </table:table-cell>
              <table:table-cell office:value-type="float" office:value="0.19762">
                <text:p>0.19762</text:p>
              </table:table-cell>
              <table:table-cell office:value-type="float" office:value="0.19241">
                <text:p>0.19241</text:p>
              </table:table-cell>
              <table:table-cell office:value-type="float" office:value="0.19683">
                <text:p>0.19683</text:p>
              </table:table-cell>
              <table:table-cell office:value-type="float" office:value="0.19101">
                <text:p>0.19101</text:p>
              </table:table-cell>
            </table:table-row>
            <table:table-row>
              <table:table-cell office:value-type="string">
                <text:p>fr</text:p>
              </table:table-cell>
              <table:table-cell office:value-type="float" office:value="0.36691">
                <text:p>0.36691</text:p>
              </table:table-cell>
              <table:table-cell office:value-type="float" office:value="0.3691">
                <text:p>0.3691</text:p>
              </table:table-cell>
              <table:table-cell office:value-type="float" office:value="0.40618">
                <text:p>0.40618</text:p>
              </table:table-cell>
              <table:table-cell office:value-type="float" office:value="0.40823">
                <text:p>0.40823</text:p>
              </table:table-cell>
              <table:table-cell office:value-type="float" office:value="0.39751">
                <text:p>0.39751</text:p>
              </table:table-cell>
              <table:table-cell office:value-type="float" office:value="0.40312">
                <text:p>0.40312</text:p>
              </table:table-cell>
              <table:table-cell office:value-type="float" office:value="0.40526">
                <text:p>0.40526</text:p>
              </table:table-cell>
              <table:table-cell office:value-type="float" office:value="0.40244">
                <text:p>0.40244</text:p>
              </table:table-cell>
            </table:table-row>
            <table:table-row>
              <table:table-cell office:value-type="string">
                <text:p>he</text:p>
              </table:table-cell>
              <table:table-cell office:value-type="float" office:value="0.16348">
                <text:p>0.16348</text:p>
              </table:table-cell>
              <table:table-cell office:value-type="float" office:value="0.16995">
                <text:p>0.16995</text:p>
              </table:table-cell>
              <table:table-cell office:value-type="float" office:value="0.16793">
                <text:p>0.16793</text:p>
              </table:table-cell>
              <table:table-cell office:value-type="float" office:value="0.17999">
                <text:p>0.17999</text:p>
              </table:table-cell>
              <table:table-cell office:value-type="float" office:value="0.17548">
                <text:p>0.17548</text:p>
              </table:table-cell>
              <table:table-cell office:value-type="float" office:value="0.18787">
                <text:p>0.18787</text:p>
              </table:table-cell>
              <table:table-cell office:value-type="float" office:value="0.18826">
                <text:p>0.18826</text:p>
              </table:table-cell>
              <table:table-cell office:value-type="float" office:value="0.1879">
                <text:p>0.1879</text:p>
              </table:table-cell>
            </table:table-row>
            <table:table-row>
              <table:table-cell office:value-type="string">
                <text:p>hr</text:p>
              </table:table-cell>
              <table:table-cell office:value-type="float" office:value="0.21111">
                <text:p>0.21111</text:p>
              </table:table-cell>
              <table:table-cell office:value-type="float" office:value="0.21572">
                <text:p>0.21572</text:p>
              </table:table-cell>
              <table:table-cell office:value-type="float" office:value="0.2348">
                <text:p>0.2348</text:p>
              </table:table-cell>
              <table:table-cell office:value-type="float" office:value="0.25838">
                <text:p>0.25838</text:p>
              </table:table-cell>
              <table:table-cell office:value-type="float" office:value="0.23851">
                <text:p>0.23851</text:p>
              </table:table-cell>
              <table:table-cell office:value-type="float" office:value="0.24285">
                <text:p>0.24285</text:p>
              </table:table-cell>
              <table:table-cell office:value-type="float" office:value="0.24399">
                <text:p>0.24399</text:p>
              </table:table-cell>
              <table:table-cell office:value-type="float" office:value="0.23951">
                <text:p>0.23951</text:p>
              </table:table-cell>
            </table:table-row>
            <table:table-row>
              <table:table-cell office:value-type="string">
                <text:p>hu</text:p>
              </table:table-cell>
              <table:table-cell office:value-type="float" office:value="0.23809">
                <text:p>0.23809</text:p>
              </table:table-cell>
              <table:table-cell office:value-type="float" office:value="0.24166">
                <text:p>0.24166</text:p>
              </table:table-cell>
              <table:table-cell office:value-type="float" office:value="0.25711">
                <text:p>0.25711</text:p>
              </table:table-cell>
              <table:table-cell office:value-type="float" office:value="0.26472">
                <text:p>0.26472</text:p>
              </table:table-cell>
              <table:table-cell office:value-type="float" office:value="0.24697">
                <text:p>0.24697</text:p>
              </table:table-cell>
              <table:table-cell office:value-type="float" office:value="0.26378">
                <text:p>0.26378</text:p>
              </table:table-cell>
              <table:table-cell office:value-type="float" office:value="0.26103">
                <text:p>0.26103</text:p>
              </table:table-cell>
              <table:table-cell office:value-type="float" office:value="0.26169">
                <text:p>0.26169</text:p>
              </table:table-cell>
            </table:table-row>
            <table:table-row>
              <table:table-cell office:value-type="string">
                <text:p>id</text:p>
              </table:table-cell>
              <table:table-cell office:value-type="float" office:value="0.29845">
                <text:p>0.29845</text:p>
              </table:table-cell>
              <table:table-cell office:value-type="float" office:value="0.29415">
                <text:p>0.29415</text:p>
              </table:table-cell>
              <table:table-cell office:value-type="float" office:value="0.29361">
                <text:p>0.29361</text:p>
              </table:table-cell>
              <table:table-cell office:value-type="float" office:value="0.31969">
                <text:p>0.31969</text:p>
              </table:table-cell>
              <table:table-cell office:value-type="float" office:value="0.30527">
                <text:p>0.30527</text:p>
              </table:table-cell>
              <table:table-cell office:value-type="float" office:value="0.31549">
                <text:p>0.31549</text:p>
              </table:table-cell>
              <table:table-cell office:value-type="float" office:value="0.31881">
                <text:p>0.31881</text:p>
              </table:table-cell>
              <table:table-cell office:value-type="float" office:value="0.32448">
                <text:p>0.32448</text:p>
              </table:table-cell>
            </table:table-row>
            <table:table-row>
              <table:table-cell office:value-type="string">
                <text:p>it</text:p>
              </table:table-cell>
              <table:table-cell office:value-type="float" office:value="0.24995">
                <text:p>0.24995</text:p>
              </table:table-cell>
              <table:table-cell office:value-type="float" office:value="0.2496">
                <text:p>0.2496</text:p>
              </table:table-cell>
              <table:table-cell office:value-type="float" office:value="0.26902">
                <text:p>0.26902</text:p>
              </table:table-cell>
              <table:table-cell office:value-type="float" office:value="0.26453">
                <text:p>0.26453</text:p>
              </table:table-cell>
              <table:table-cell office:value-type="float" office:value="0.25389">
                <text:p>0.25389</text:p>
              </table:table-cell>
              <table:table-cell office:value-type="float" office:value="0.28165">
                <text:p>0.28165</text:p>
              </table:table-cell>
              <table:table-cell office:value-type="float" office:value="0.28975">
                <text:p>0.28975</text:p>
              </table:table-cell>
              <table:table-cell office:value-type="float" office:value="0.27684">
                <text:p>0.27684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35646">
                <text:p>0.35646</text:p>
              </table:table-cell>
              <table:table-cell office:value-type="float" office:value="0.37742">
                <text:p>0.37742</text:p>
              </table:table-cell>
              <table:table-cell office:value-type="float" office:value="0.3601">
                <text:p>0.3601</text:p>
              </table:table-cell>
              <table:table-cell office:value-type="float" office:value="0.36903">
                <text:p>0.36903</text:p>
              </table:table-cell>
              <table:table-cell office:value-type="float" office:value="0.35906">
                <text:p>0.35906</text:p>
              </table:table-cell>
              <table:table-cell office:value-type="float" office:value="0.39109">
                <text:p>0.39109</text:p>
              </table:table-cell>
              <table:table-cell office:value-type="float" office:value="0.38159">
                <text:p>0.38159</text:p>
              </table:table-cell>
              <table:table-cell office:value-type="float" office:value="0.38556">
                <text:p>0.38556</text:p>
              </table:table-cell>
            </table:table-row>
            <table:table-row>
              <table:table-cell office:value-type="string">
                <text:p>ka</text:p>
              </table:table-cell>
              <table:table-cell office:value-type="float" office:value="0.12934">
                <text:p>0.12934</text:p>
              </table:table-cell>
              <table:table-cell office:value-type="float" office:value="0.14818">
                <text:p>0.14818</text:p>
              </table:table-cell>
              <table:table-cell office:value-type="float" office:value="0.1481">
                <text:p>0.1481</text:p>
              </table:table-cell>
              <table:table-cell office:value-type="float" office:value="0.15552">
                <text:p>0.15552</text:p>
              </table:table-cell>
              <table:table-cell office:value-type="float" office:value="0.14899">
                <text:p>0.14899</text:p>
              </table:table-cell>
              <table:table-cell office:value-type="float" office:value="0.15938">
                <text:p>0.15938</text:p>
              </table:table-cell>
              <table:table-cell office:value-type="float" office:value="0.16429">
                <text:p>0.16429</text:p>
              </table:table-cell>
              <table:table-cell office:value-type="float" office:value="0.16625">
                <text:p>0.16625</text:p>
              </table:table-cell>
            </table:table-row>
            <table:table-row>
              <table:table-cell office:value-type="string">
                <text:p>ko</text:p>
              </table:table-cell>
              <table:table-cell office:value-type="float" office:value="0.11035">
                <text:p>0.11035</text:p>
              </table:table-cell>
              <table:table-cell office:value-type="float" office:value="0.10662">
                <text:p>0.10662</text:p>
              </table:table-cell>
              <table:table-cell office:value-type="float" office:value="0.11175">
                <text:p>0.11175</text:p>
              </table:table-cell>
              <table:table-cell office:value-type="float" office:value="0.12568">
                <text:p>0.12568</text:p>
              </table:table-cell>
              <table:table-cell office:value-type="float" office:value="0.13126">
                <text:p>0.13126</text:p>
              </table:table-cell>
              <table:table-cell office:value-type="float" office:value="0.12119">
                <text:p>0.12119</text:p>
              </table:table-cell>
              <table:table-cell office:value-type="float" office:value="0.12556">
                <text:p>0.12556</text:p>
              </table:table-cell>
              <table:table-cell office:value-type="float" office:value="0.12491">
                <text:p>0.12491</text:p>
              </table:table-cell>
            </table:table-row>
            <table:table-row>
              <table:table-cell office:value-type="string">
                <text:p>ms</text:p>
              </table:table-cell>
              <table:table-cell office:value-type="float" office:value="0.25613">
                <text:p>0.25613</text:p>
              </table:table-cell>
              <table:table-cell office:value-type="float" office:value="0.24288">
                <text:p>0.24288</text:p>
              </table:table-cell>
              <table:table-cell office:value-type="float" office:value="0.27284">
                <text:p>0.27284</text:p>
              </table:table-cell>
              <table:table-cell office:value-type="float" office:value="0.26807">
                <text:p>0.26807</text:p>
              </table:table-cell>
              <table:table-cell office:value-type="float" office:value="0.25838">
                <text:p>0.25838</text:p>
              </table:table-cell>
              <table:table-cell office:value-type="float" office:value="0.25897">
                <text:p>0.25897</text:p>
              </table:table-cell>
              <table:table-cell office:value-type="float" office:value="0.27547">
                <text:p>0.27547</text:p>
              </table:table-cell>
              <table:table-cell office:value-type="float" office:value="0.27333">
                <text:p>0.27333</text:p>
              </table:table-cell>
            </table:table-row>
            <table:table-row>
              <table:table-cell office:value-type="string">
                <text:p>nl</text:p>
              </table:table-cell>
              <table:table-cell office:value-type="float" office:value="0.32099">
                <text:p>0.32099</text:p>
              </table:table-cell>
              <table:table-cell office:value-type="float" office:value="0.32106">
                <text:p>0.32106</text:p>
              </table:table-cell>
              <table:table-cell office:value-type="float" office:value="0.35494">
                <text:p>0.35494</text:p>
              </table:table-cell>
              <table:table-cell office:value-type="float" office:value="0.348">
                <text:p>0.348</text:p>
              </table:table-cell>
              <table:table-cell office:value-type="float" office:value="0.3462">
                <text:p>0.3462</text:p>
              </table:table-cell>
              <table:table-cell office:value-type="float" office:value="0.35741">
                <text:p>0.35741</text:p>
              </table:table-cell>
              <table:table-cell office:value-type="float" office:value="0.36969">
                <text:p>0.36969</text:p>
              </table:table-cell>
              <table:table-cell office:value-type="float" office:value="0.36735">
                <text:p>0.36735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32996">
                <text:p>0.32996</text:p>
              </table:table-cell>
              <table:table-cell office:value-type="float" office:value="0.32863">
                <text:p>0.32863</text:p>
              </table:table-cell>
              <table:table-cell office:value-type="float" office:value="0.34782">
                <text:p>0.34782</text:p>
              </table:table-cell>
              <table:table-cell office:value-type="float" office:value="0.35141">
                <text:p>0.35141</text:p>
              </table:table-cell>
              <table:table-cell office:value-type="float" office:value="0.3342">
                <text:p>0.3342</text:p>
              </table:table-cell>
              <table:table-cell office:value-type="float" office:value="0.35264">
                <text:p>0.35264</text:p>
              </table:table-cell>
              <table:table-cell office:value-type="float" office:value="0.34673">
                <text:p>0.34673</text:p>
              </table:table-cell>
              <table:table-cell office:value-type="float" office:value="0.34699">
                <text:p>0.34699</text:p>
              </table:table-cell>
            </table:table-row>
            <table:table-row>
              <table:table-cell office:value-type="string">
                <text:p>pl</text:p>
              </table:table-cell>
              <table:table-cell office:value-type="float" office:value="0.21801">
                <text:p>0.21801</text:p>
              </table:table-cell>
              <table:table-cell office:value-type="float" office:value="0.21998">
                <text:p>0.21998</text:p>
              </table:table-cell>
              <table:table-cell office:value-type="float" office:value="0.2362">
                <text:p>0.2362</text:p>
              </table:table-cell>
              <table:table-cell office:value-type="float" office:value="0.25792">
                <text:p>0.25792</text:p>
              </table:table-cell>
              <table:table-cell office:value-type="float" office:value="0.22159">
                <text:p>0.22159</text:p>
              </table:table-cell>
              <table:table-cell office:value-type="float" office:value="0.24075">
                <text:p>0.24075</text:p>
              </table:table-cell>
              <table:table-cell office:value-type="float" office:value="0.24239">
                <text:p>0.24239</text:p>
              </table:table-cell>
              <table:table-cell office:value-type="float" office:value="0.24131">
                <text:p>0.24131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0.36731">
                <text:p>0.36731</text:p>
              </table:table-cell>
              <table:table-cell office:value-type="float" office:value="0.34828">
                <text:p>0.34828</text:p>
              </table:table-cell>
              <table:table-cell office:value-type="float" office:value="0.38931">
                <text:p>0.38931</text:p>
              </table:table-cell>
              <table:table-cell office:value-type="float" office:value="0.39202">
                <text:p>0.39202</text:p>
              </table:table-cell>
              <table:table-cell office:value-type="float" office:value="0.38071">
                <text:p>0.38071</text:p>
              </table:table-cell>
              <table:table-cell office:value-type="float" office:value="0.38759">
                <text:p>0.38759</text:p>
              </table:table-cell>
              <table:table-cell office:value-type="float" office:value="0.39234">
                <text:p>0.39234</text:p>
              </table:table-cell>
              <table:table-cell office:value-type="float" office:value="0.39252">
                <text:p>0.39252</text:p>
              </table:table-cell>
            </table:table-row>
            <table:table-row>
              <table:table-cell office:value-type="string">
                <text:p>ro</text:p>
              </table:table-cell>
              <table:table-cell office:value-type="float" office:value="0.31069">
                <text:p>0.31069</text:p>
              </table:table-cell>
              <table:table-cell office:value-type="float" office:value="0.30435">
                <text:p>0.30435</text:p>
              </table:table-cell>
              <table:table-cell office:value-type="float" office:value="0.32863">
                <text:p>0.32863</text:p>
              </table:table-cell>
              <table:table-cell office:value-type="float" office:value="0.33714">
                <text:p>0.33714</text:p>
              </table:table-cell>
              <table:table-cell office:value-type="float" office:value="0.32224">
                <text:p>0.32224</text:p>
              </table:table-cell>
              <table:table-cell office:value-type="float" office:value="0.31745">
                <text:p>0.31745</text:p>
              </table:table-cell>
              <table:table-cell office:value-type="float" office:value="0.32171">
                <text:p>0.32171</text:p>
              </table:table-cell>
              <table:table-cell office:value-type="float" office:value="0.31901">
                <text:p>0.31901</text:p>
              </table:table-cell>
            </table:table-row>
            <table:table-row>
              <table:table-cell office:value-type="string">
                <text:p>ru</text:p>
              </table:table-cell>
              <table:table-cell office:value-type="float" office:value="0.19808">
                <text:p>0.19808</text:p>
              </table:table-cell>
              <table:table-cell office:value-type="float" office:value="0.19151">
                <text:p>0.19151</text:p>
              </table:table-cell>
              <table:table-cell office:value-type="float" office:value="0.21962">
                <text:p>0.21962</text:p>
              </table:table-cell>
              <table:table-cell office:value-type="float" office:value="0.22263">
                <text:p>0.22263</text:p>
              </table:table-cell>
              <table:table-cell office:value-type="float" office:value="0.22356">
                <text:p>0.22356</text:p>
              </table:table-cell>
              <table:table-cell office:value-type="float" office:value="0.21307">
                <text:p>0.21307</text:p>
              </table:table-cell>
              <table:table-cell office:value-type="float" office:value="0.21948">
                <text:p>0.21948</text:p>
              </table:table-cell>
              <table:table-cell office:value-type="float" office:value="0.21585">
                <text:p>0.21585</text:p>
              </table:table-cell>
            </table:table-row>
            <table:table-row>
              <table:table-cell office:value-type="string">
                <text:p>sh</text:p>
              </table:table-cell>
              <table:table-cell office:value-type="float" office:value="0.21835">
                <text:p>0.21835</text:p>
              </table:table-cell>
              <table:table-cell office:value-type="float" office:value="0.20921">
                <text:p>0.20921</text:p>
              </table:table-cell>
              <table:table-cell office:value-type="float" office:value="0.22839">
                <text:p>0.22839</text:p>
              </table:table-cell>
              <table:table-cell office:value-type="float" office:value="0.23162">
                <text:p>0.23162</text:p>
              </table:table-cell>
              <table:table-cell office:value-type="float" office:value="0.22373">
                <text:p>0.22373</text:p>
              </table:table-cell>
              <table:table-cell office:value-type="float" office:value="0.23172">
                <text:p>0.23172</text:p>
              </table:table-cell>
              <table:table-cell office:value-type="float" office:value="0.22801">
                <text:p>0.22801</text:p>
              </table:table-cell>
              <table:table-cell office:value-type="float" office:value="0.2274">
                <text:p>0.2274</text:p>
              </table:table-cell>
            </table:table-row>
            <table:table-row>
              <table:table-cell office:value-type="string">
                <text:p>sk</text:p>
              </table:table-cell>
              <table:table-cell office:value-type="float" office:value="0.20531">
                <text:p>0.20531</text:p>
              </table:table-cell>
              <table:table-cell office:value-type="float" office:value="0.2109">
                <text:p>0.2109</text:p>
              </table:table-cell>
              <table:table-cell office:value-type="float" office:value="0.21724">
                <text:p>0.21724</text:p>
              </table:table-cell>
              <table:table-cell office:value-type="float" office:value="0.22272">
                <text:p>0.22272</text:p>
              </table:table-cell>
              <table:table-cell office:value-type="float" office:value="0.21893">
                <text:p>0.21893</text:p>
              </table:table-cell>
              <table:table-cell office:value-type="float" office:value="0.22701">
                <text:p>0.22701</text:p>
              </table:table-cell>
              <table:table-cell office:value-type="float" office:value="0.2275">
                <text:p>0.2275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string">
                <text:p>sl</text:p>
              </table:table-cell>
              <table:table-cell office:value-type="float" office:value="0.26187">
                <text:p>0.26187</text:p>
              </table:table-cell>
              <table:table-cell office:value-type="float" office:value="0.27713">
                <text:p>0.27713</text:p>
              </table:table-cell>
              <table:table-cell office:value-type="float" office:value="0.26806">
                <text:p>0.26806</text:p>
              </table:table-cell>
              <table:table-cell office:value-type="float" office:value="0.27917">
                <text:p>0.27917</text:p>
              </table:table-cell>
              <table:table-cell office:value-type="float" office:value="0.26883">
                <text:p>0.26883</text:p>
              </table:table-cell>
              <table:table-cell office:value-type="float" office:value="0.26888">
                <text:p>0.26888</text:p>
              </table:table-cell>
              <table:table-cell office:value-type="float" office:value="0.27364">
                <text:p>0.27364</text:p>
              </table:table-cell>
              <table:table-cell office:value-type="float" office:value="0.27393">
                <text:p>0.27393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0.26796">
                <text:p>0.26796</text:p>
              </table:table-cell>
              <table:table-cell office:value-type="float" office:value="0.27487">
                <text:p>0.27487</text:p>
              </table:table-cell>
              <table:table-cell office:value-type="float" office:value="0.28797">
                <text:p>0.28797</text:p>
              </table:table-cell>
              <table:table-cell office:value-type="float" office:value="0.29653">
                <text:p>0.29653</text:p>
              </table:table-cell>
              <table:table-cell office:value-type="float" office:value="0.28164">
                <text:p>0.28164</text:p>
              </table:table-cell>
              <table:table-cell office:value-type="float" office:value="0.29284">
                <text:p>0.29284</text:p>
              </table:table-cell>
              <table:table-cell office:value-type="float" office:value="0.29579">
                <text:p>0.29579</text:p>
              </table:table-cell>
              <table:table-cell office:value-type="float" office:value="0.29819">
                <text:p>0.29819</text:p>
              </table:table-cell>
            </table:table-row>
            <table:table-row>
              <table:table-cell office:value-type="string">
                <text:p>sv</text:p>
              </table:table-cell>
              <table:table-cell office:value-type="float" office:value="0.31882">
                <text:p>0.31882</text:p>
              </table:table-cell>
              <table:table-cell office:value-type="float" office:value="0.29896">
                <text:p>0.29896</text:p>
              </table:table-cell>
              <table:table-cell office:value-type="float" office:value="0.34204">
                <text:p>0.34204</text:p>
              </table:table-cell>
              <table:table-cell office:value-type="float" office:value="0.34312">
                <text:p>0.34312</text:p>
              </table:table-cell>
              <table:table-cell office:value-type="float" office:value="0.31893">
                <text:p>0.31893</text:p>
              </table:table-cell>
              <table:table-cell office:value-type="float" office:value="0.3338">
                <text:p>0.3338</text:p>
              </table:table-cell>
              <table:table-cell office:value-type="float" office:value="0.33256">
                <text:p>0.33256</text:p>
              </table:table-cell>
              <table:table-cell office:value-type="float" office:value="0.33396">
                <text:p>0.33396</text:p>
              </table:table-cell>
            </table:table-row>
            <table:table-row>
              <table:table-cell office:value-type="string">
                <text:p>th</text:p>
              </table:table-cell>
              <table:table-cell office:value-type="float" office:value="0.37098">
                <text:p>0.37098</text:p>
              </table:table-cell>
              <table:table-cell office:value-type="float" office:value="0.35484">
                <text:p>0.35484</text:p>
              </table:table-cell>
              <table:table-cell office:value-type="float" office:value="0.37474">
                <text:p>0.37474</text:p>
              </table:table-cell>
              <table:table-cell office:value-type="float" office:value="0.39024">
                <text:p>0.39024</text:p>
              </table:table-cell>
              <table:table-cell office:value-type="float" office:value="0.36873">
                <text:p>0.36873</text:p>
              </table:table-cell>
              <table:table-cell office:value-type="float" office:value="0.39984">
                <text:p>0.39984</text:p>
              </table:table-cell>
              <table:table-cell office:value-type="float" office:value="0.40366">
                <text:p>0.40366</text:p>
              </table:table-cell>
              <table:table-cell office:value-type="float" office:value="0.39916">
                <text:p>0.39916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0.21871">
                <text:p>0.21871</text:p>
              </table:table-cell>
              <table:table-cell office:value-type="float" office:value="0.21548">
                <text:p>0.21548</text:p>
              </table:table-cell>
              <table:table-cell office:value-type="float" office:value="0.25313">
                <text:p>0.25313</text:p>
              </table:table-cell>
              <table:table-cell office:value-type="float" office:value="0.26244">
                <text:p>0.26244</text:p>
              </table:table-cell>
              <table:table-cell office:value-type="float" office:value="0.24665">
                <text:p>0.24665</text:p>
              </table:table-cell>
              <table:table-cell office:value-type="float" office:value="0.24328">
                <text:p>0.24328</text:p>
              </table:table-cell>
              <table:table-cell office:value-type="float" office:value="0.2468">
                <text:p>0.2468</text:p>
              </table:table-cell>
              <table:table-cell office:value-type="float" office:value="0.24701">
                <text:p>0.24701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0.43629">
                <text:p>0.43629</text:p>
              </table:table-cell>
              <table:table-cell office:value-type="float" office:value="0.41967">
                <text:p>0.41967</text:p>
              </table:table-cell>
              <table:table-cell office:value-type="float" office:value="0.45031">
                <text:p>0.45031</text:p>
              </table:table-cell>
              <table:table-cell office:value-type="float" office:value="0.47062">
                <text:p>0.47062</text:p>
              </table:table-cell>
              <table:table-cell office:value-type="float" office:value="0.43457">
                <text:p>0.43457</text:p>
              </table:table-cell>
              <table:table-cell office:value-type="float" office:value="0.4497">
                <text:p>0.4497</text:p>
              </table:table-cell>
              <table:table-cell office:value-type="float" office:value="0.45995">
                <text:p>0.45995</text:p>
              </table:table-cell>
              <table:table-cell office:value-type="float" office:value="0.45961">
                <text:p>0.45961</text:p>
              </table:table-cell>
            </table:table-row>
            <table:table-row>
              <table:table-cell office:value-type="string">
                <text:p>zh</text:p>
              </table:table-cell>
              <table:table-cell office:value-type="float" office:value="0.34211">
                <text:p>0.34211</text:p>
              </table:table-cell>
              <table:table-cell office:value-type="float" office:value="0.33402">
                <text:p>0.33402</text:p>
              </table:table-cell>
              <table:table-cell office:value-type="float" office:value="0.38438">
                <text:p>0.38438</text:p>
              </table:table-cell>
              <table:table-cell office:value-type="float" office:value="0.39926">
                <text:p>0.39926</text:p>
              </table:table-cell>
              <table:table-cell office:value-type="float" office:value="0.36866">
                <text:p>0.36866</text:p>
              </table:table-cell>
              <table:table-cell office:value-type="float" office:value="0.37597">
                <text:p>0.37597</text:p>
              </table:table-cell>
              <table:table-cell office:value-type="float" office:value="0.39308">
                <text:p>0.39308</text:p>
              </table:table-cell>
              <table:table-cell office:value-type="float" office:value="0.39342">
                <text:p>0.39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Ultrafine_20_Dashed" draw:display-name="Ultrafine Dashed" draw:style="rect" draw:dots1="1" draw:distance="50%"/>
  </office:styles>
</office:document-styles>
</file>